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98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ext-properties fo:font-size="14pt"/>
    </style:style>
    <style:style style:name="ce6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9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6"/>
          <table:covered-table-cell table:style-name="ce10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6"/>
          <table:covered-table-cell table:style-name="ce10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6"/>
          <table:covered-table-cell table:style-name="ce10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7" office:value-type="string">
            <text:p>Arbeitszeit gesamt:</text:p>
          </table:table-cell>
          <table:table-cell table:style-name="ce7" table:formula="of:=SUM([.C9:.C32])" office:value-type="float" office:value="34">
            <text:p>34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6" table:number-columns-spanned="2" table:number-rows-spanned="2"/>
          <table:covered-table-cell table:style-name="ce10"/>
          <table:table-cell table:number-columns-repeated="1021"/>
        </table:table-row>
        <table:table-row table:style-name="ro1">
          <table:covered-table-cell table:style-name="Default"/>
          <table:covered-table-cell table:style-name="ce6"/>
          <table:covered-table-cell table:style-name="ce10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8" office:value-type="string">
            <text:p>Datum</text:p>
          </table:table-cell>
          <table:table-cell table:style-name="ce11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rstellung der GUI</text:p>
          </table:table-cell>
          <table:table-cell table:style-name="ce9" office:value-type="date" office:date-value="2015-03-24">
            <text:p>24.03.15</text:p>
          </table:table-cell>
          <table:table-cell table:style-name="ce12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nfertigung der Funktionen für die Progressbar</text:p>
          </table:table-cell>
          <table:table-cell table:style-name="ce9" office:value-type="date" office:date-value="2015-03-25">
            <text:p>25.03.15</text:p>
          </table:table-cell>
          <table:table-cell table:style-name="ce12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nfertigung des Designs – Save – Read Klasse </text:p>
          </table:table-cell>
          <table:table-cell table:style-name="ce9" office:value-type="date" office:date-value="2015-03-25">
            <text:p>25.03.15</text:p>
          </table:table-cell>
          <table:table-cell table:style-name="ce12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cons / Bitmaps für Projekt erstellt</text:p>
          </table:table-cell>
          <table:table-cell table:style-name="ce9" office:value-type="date" office:date-value="2015-03-25">
            <text:p>25.03.15</text:p>
          </table:table-cell>
          <table:table-cell table:style-name="ce12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hebung von kleineren Bugs in der GUI – Anwendung</text:p>
          </table:table-cell>
          <table:table-cell table:style-name="ce9" office:value-type="date" office:date-value="2015-03-26">
            <text:p>26.03.15</text:p>
          </table:table-cell>
          <table:table-cell table:style-name="ce12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hebung von kleineren Bugs in der GUI – Anwendung</text:p>
          </table:table-cell>
          <table:table-cell table:style-name="ce9" office:value-type="date" office:date-value="2015-03-26">
            <text:p>26.03.15</text:p>
          </table:table-cell>
          <table:table-cell table:style-name="ce12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rogrammierung des Parsers </text:p>
          </table:table-cell>
          <table:table-cell table:style-name="ce9" office:value-type="date" office:date-value="2015-03-27">
            <text:p>27.03.15</text:p>
          </table:table-cell>
          <table:table-cell table:style-name="ce12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Zeichenprogramm angefangen zu programmieren</text:p>
          </table:table-cell>
          <table:table-cell table:style-name="ce9" office:value-type="date" office:date-value="2015-03-28">
            <text:p>28.03.15</text:p>
          </table:table-cell>
          <table:table-cell table:style-name="ce12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Zeichenprogramm weiterprogrammiert </text:p>
          </table:table-cell>
          <table:table-cell table:style-name="ce9" office:value-type="date" office:date-value="2015-03-29">
            <text:p>29.03.15</text:p>
          </table:table-cell>
          <table:table-cell table:style-name="ce12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bschluss der Programmierung des Zeichenprogramms – bis auf kleinere Bugs </text:p>
          </table:table-cell>
          <table:table-cell table:style-name="ce9" office:value-type="date" office:date-value="2015-03-29">
            <text:p>29.03.15</text:p>
          </table:table-cell>
          <table:table-cell table:style-name="ce12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ode in der Klasse „Calculator“ verbessert </text:p>
          </table:table-cell>
          <table:table-cell table:style-name="ce9" office:value-type="date" office:date-value="2015-04-10">
            <text:p>10.04.15</text:p>
          </table:table-cell>
          <table:table-cell table:style-name="ce12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nfertigung des Klassendiagrammes </text:p>
          </table:table-cell>
          <table:table-cell table:style-name="ce9" office:value-type="date" office:date-value="2015-04-22">
            <text:p>22.04.15</text:p>
          </table:table-cell>
          <table:table-cell table:style-name="ce12" office:value-type="float" office:value="1.5">
            <text:p>1,50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3:4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4-22T13:45:57.47</dc:date>
    <dc:creator>Philipp Wanninger</dc:creator>
    <meta:editing-duration>PT56S</meta:editing-duration>
    <meta:editing-cycles>1</meta:editing-cycles>
    <meta:document-statistic meta:table-count="3" meta:cell-count="42" meta:object-count="0"/>
    <meta:generator>OpenOffice/4.1.1$Win32 OpenOffice.org_project/411m6$Build-9775</meta:generator>
  </office:meta>
</office:document-meta>
</file>